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tatic resource (ms)</text:p>
          </table:table-cell>
          <table:table-cell table:number-columns-repeated="4"/>
          <table:table-cell office:value-type="string" calcext:value-type="string">
            <text:p>live resource (ms)</text:p>
          </table:table-cell>
          <table:table-cell table:number-columns-repeated="4"/>
          <table:table-cell office:value-type="string" calcext:value-type="string">
            <text:p><text:span text:style-name="T1">combined resource</text:span> (ms)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median:</text:p>
          </table:table-cell>
          <table:table-cell table:formula="of:=MEDIAN([.A2:.A26])" office:value-type="float" office:value="28" calcext:value-type="float">
            <text:p>28</text:p>
          </table:table-cell>
          <table:table-cell office:value-type="string" calcext:value-type="string">
            <text:p>ms</text:p>
          </table:table-cell>
          <table:table-cell table:number-columns-repeated="2"/>
          <table:table-cell table:formula="of:=MEDIAN([.F2:.F26])"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table:number-columns-repeated="3"/>
          <table:table-cell table:formula="of:=MEDIAN([.K2:.K26])" office:value-type="float" office:value="43" calcext:value-type="float">
            <text:p>4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max:</text:p>
          </table:table-cell>
          <table:table-cell table:formula="of:=MAX([.A2:.A26])" office:value-type="float" office:value="66" calcext:value-type="float">
            <text:p>66</text:p>
          </table:table-cell>
          <table:table-cell office:value-type="string" calcext:value-type="string">
            <text:p>ms</text:p>
          </table:table-cell>
          <table:table-cell table:number-columns-repeated="2"/>
          <table:table-cell table:formula="of:=MAX([.F2:.F26])" office:value-type="float" office:value="43" calcext:value-type="float">
            <text:p>43</text:p>
          </table:table-cell>
          <table:table-cell office:value-type="string" calcext:value-type="string">
            <text:p>ms</text:p>
          </table:table-cell>
          <table:table-cell table:number-columns-repeated="3"/>
          <table:table-cell table:formula="of:=MAX([.K2:.K26])" office:value-type="float" office:value="76" calcext:value-type="float">
            <text:p>7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min:</text:p>
          </table:table-cell>
          <table:table-cell table:formula="of:=MIN([.A2:.A26])"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table:number-columns-repeated="2"/>
          <table:table-cell table:formula="of:=MIN([.F2:.F26])"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table:number-columns-repeated="3"/>
          <table:table-cell table:formula="of:=MIN([.K2:.K26])" office:value-type="float" office:value="35" calcext:value-type="float">
            <text:p>35</text:p>
          </table:table-cell>
          <table:table-cell office:value-type="string" calcext:value-type="string">
            <text:p>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C Regular" style:font-family-asian="'Noto Sans SC Regular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9:14:56.844154970</meta:creation-date>
    <dc:date>2018-09-12T12:07:33.368748657</dc:date>
    <meta:editing-duration>PT2H41M37S</meta:editing-duration>
    <meta:editing-cycles>2</meta:editing-cycles>
    <meta:generator>LibreOffice/6.0.5.2$Linux_X86_64 LibreOffice_project/00m0$Build-2</meta:generator>
    <meta:document-statistic meta:table-count="1" meta:cell-count="99" meta:object-count="0"/>
  </office:meta>
</office:document-meta>
</file>